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6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6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6.5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7.2mm"/>
    </style:style>
    <style:style style:name="co10" style:family="table-column">
      <style:table-column-properties fo:break-before="auto" style:column-width="50.22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6.7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48.47mm"/>
    </style:style>
    <style:style style:name="co18" style:family="table-column">
      <style:table-column-properties fo:break-before="auto" style:column-width="42.67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39.72mm"/>
    </style:style>
    <style:style style:name="co2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C 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 office:value-type="string" calcext:value-type="string">
            <text:p>Offset Mean</text:p>
          </table:table-cell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loadcell 5 for Martinj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3203" calcext:value-type="float">
            <text:p>0.0003832</text:p>
          </table:table-cell>
          <table:table-cell table:style-name="ce22" office:value-type="float" office:value="0.00109274222222222" calcext:value-type="float">
            <text:p>0.0010927</text:p>
          </table:table-cell>
          <table:table-cell table:style-name="ce24" table:formula="of:=([.$E$3]-[.$D$3])*9.81/([.E6]-[.D6])" office:value-type="float" office:value="13825.8741627783" calcext:value-type="float">
            <text:p>13825.87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[.$E$3]*9.81-[.G6]*[.E6])" office:value-type="float" office:value="-0.342987822222193" calcext:value-type="float">
            <text:p>-0.34</text:p>
          </table:table-cell>
          <table:table-cell table:style-name="ce27" table:formula="of:=([.$D$3]*9.81-[.D6]*[.G6])" office:value-type="float" office:value="-0.37553734" calcext:value-type="float">
            <text:p>-0.38</text:p>
          </table:table-cell>
          <table:table-cell table:style-name="ce27" table:formula="of:=AVERAGE([.I6:.J6])" office:value-type="float" office:value="-0.359262581111097" calcext:value-type="float">
            <text:p>-0.36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1463333333333" calcext:value-type="float">
            <text:p>-0.0003315</text:p>
          </table:table-cell>
          <table:table-cell table:style-name="ce22" office:value-type="float" office:value="-0.00104582666666667" calcext:value-type="float">
            <text:p>-0.0010458</text:p>
          </table:table-cell>
          <table:table-cell table:style-name="ce24" table:formula="of:=(-[.$E$3]--[.$D$3])*9.81/([.E7]-[.D7])" office:value-type="float" office:value="13732.5077341595" calcext:value-type="float">
            <text:p>13732.51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-[.$E$3]*9.81-[.G7]*[.E7])" office:value-type="float" office:value="-0.303508533333286" calcext:value-type="float">
            <text:p>-0.30</text:p>
          </table:table-cell>
          <table:table-cell table:style-name="ce27" table:formula="of:=(-[.$D$3]*9.81-[.D7]*[.G7])" office:value-type="float" office:value="-0.337435266666671" calcext:value-type="float">
            <text:p>-0.34</text:p>
          </table:table-cell>
          <table:table-cell table:style-name="ce27" table:formula="of:=AVERAGE([.I7:.J7])" office:value-type="float" office:value="-0.320471899999978" calcext:value-type="float">
            <text:p>-0.32</text:p>
          </table:table-cell>
          <table:table-cell table:style-name="ce27" table:formula="of:=AVERAGE([.K6:.K7])" office:value-type="float" office:value="-0.339867240555538" calcext:value-type="float">
            <text:p>-0.3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60772777777778" calcext:value-type="float">
            <text:p>0.0003608</text:p>
          </table:table-cell>
          <table:table-cell table:style-name="ce22" office:value-type="float" office:value="0.00107021714285714" calcext:value-type="float">
            <text:p>0.0010702</text:p>
          </table:table-cell>
          <table:table-cell table:style-name="ce24" table:formula="of:=([.$E$3]-[.$D$3])*9.81/([.E10]-[.D10])" office:value-type="float" office:value="13827.7227685114" calcext:value-type="float">
            <text:p>13827.72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[.$E$3]*9.81-[.G10]*[.E10])" office:value-type="float" office:value="-0.0828924342856752" calcext:value-type="float">
            <text:p>-0.08</text:p>
          </table:table-cell>
          <table:table-cell table:style-name="ce27" table:formula="of:=([.$D$3]*9.81-[.D10]*[.G10])" office:value-type="float" office:value="-0.0834051983333364" calcext:value-type="float">
            <text:p>-0.08</text:p>
          </table:table-cell>
          <table:table-cell table:style-name="ce27" table:formula="of:=AVERAGE([.I10:.J10])" office:value-type="float" office:value="-0.0831488163095058" calcext:value-type="float">
            <text:p>-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52051428571429" calcext:value-type="float">
            <text:p>-0.0003521</text:p>
          </table:table-cell>
          <table:table-cell table:style-name="ce22" office:value-type="float" office:value="-0.00106150166666667" calcext:value-type="float">
            <text:p>-0.0010615</text:p>
          </table:table-cell>
          <table:table-cell table:style-name="ce24" table:formula="of:=(-[.$E$3]--[.$D$3])*9.81/([.E11]-[.D11])" office:value-type="float" office:value="13827.6082989813" calcext:value-type="float">
            <text:p>13827.61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-[.$E$3]*9.81-[.G11]*[.E11])" office:value-type="float" office:value="-0.0376164549999523" calcext:value-type="float">
            <text:p>-0.04</text:p>
          </table:table-cell>
          <table:table-cell table:style-name="ce27" table:formula="of:=(-[.$D$3]*9.81-[.D11]*[.G11])" office:value-type="float" office:value="-0.0371848971428514" calcext:value-type="float">
            <text:p>-0.04</text:p>
          </table:table-cell>
          <table:table-cell table:style-name="ce27" table:formula="of:=AVERAGE([.I11:.J11])" office:value-type="float" office:value="-0.0374006760714018" calcext:value-type="float">
            <text:p>-0.04</text:p>
          </table:table-cell>
          <table:table-cell table:style-name="ce27" table:formula="of:=AVERAGE([.K10:.K11])" office:value-type="float" office:value="-0.0602747461904538" calcext:value-type="float">
            <text:p>-0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5605" calcext:value-type="float">
            <text:p>0.0003856</text:p>
          </table:table-cell>
          <table:table-cell table:style-name="ce23" office:value-type="float" office:value="0.00117069625" calcext:value-type="float">
            <text:p>0.0011707</text:p>
          </table:table-cell>
          <table:table-cell table:style-name="ce24" table:formula="of:=([.$E$3]-[.$D$3])*9.81/([.E14]-[.D14])" office:value-type="float" office:value="12495.3628001841" calcext:value-type="float">
            <text:p>12495.36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[.$E$3]*9.81-[.G14]*[.E14])" office:value-type="float" office:value="0.0766140899999996" calcext:value-type="float">
            <text:p>0.08</text:p>
          </table:table-cell>
          <table:table-cell table:style-name="ce27" table:formula="of:=([.$D$3]*9.81-[.D14]*[.G14])" office:value-type="float" office:value="0.0833950799999998" calcext:value-type="float">
            <text:p>0.08</text:p>
          </table:table-cell>
          <table:table-cell table:style-name="ce27" table:formula="of:=AVERAGE([.I14:.J14])" office:value-type="float" office:value="0.0800045849999997" calcext:value-type="float">
            <text:p>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7409" calcext:value-type="float">
            <text:p>-0.0004174</text:p>
          </table:table-cell>
          <table:table-cell table:style-name="ce22" office:value-type="float" office:value="-0.00120142857142857" calcext:value-type="float">
            <text:p>-0.0012014</text:p>
          </table:table-cell>
          <table:table-cell table:style-name="ce24" table:formula="of:=(-[.$E$3]--[.$D$3])*9.81/([.E15]-[.D15])" office:value-type="float" office:value="12512.442746965" calcext:value-type="float">
            <text:p>12512.44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-[.$E$3]*9.81-[.G15]*[.E15])" office:value-type="float" office:value="0.307662857142841" calcext:value-type="float">
            <text:p>0.31</text:p>
          </table:table-cell>
          <table:table-cell table:style-name="ce27" table:formula="of:=(-[.$D$3]*9.81-[.D15]*[.G15])" office:value-type="float" office:value="0.314282136" calcext:value-type="float">
            <text:p>0.31</text:p>
          </table:table-cell>
          <table:table-cell table:style-name="ce27" table:formula="of:=AVERAGE([.I15:.J15])" office:value-type="float" office:value="0.31097249657142" calcext:value-type="float">
            <text:p>0.31</text:p>
          </table:table-cell>
          <table:table-cell table:style-name="ce27" table:formula="of:=AVERAGE([.K14:.K15])" office:value-type="float" office:value="0.19548854078571" calcext:value-type="float">
            <text:p>0.20</text:p>
          </table:table-cell>
          <table:table-cell table:number-columns-repeated="101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7" table:default-cell-style-name="ce2"/>
        <table:table-column table:style-name="co8" table:default-cell-style-name="ce4"/>
        <table:table-column table:style-name="co3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28" office:value-type="string" calcext:value-type="string">
            <text:p>Mean voltage value 0.5 kg</text:p>
          </table:table-cell>
          <table:table-cell table:style-name="ce28" office:value-type="string" calcext:value-type="string">
            <text:p>Mean voltage value 1.5 kg</text:p>
          </table:table-cell>
          <table:table-cell table:style-name="ce28" office:value-type="string" calcext:value-type="string">
            <text:p>Gain</text:p>
          </table:table-cell>
          <table:table-cell table:style-name="ce28" office:value-type="string" calcext:value-type="string">
            <text:p>Gain selected</text:p>
          </table:table-cell>
          <table:table-cell table:style-name="ce30"/>
          <table:table-cell table:style-name="ce31" office:value-type="string" calcext:value-type="string">
            <text:p>Offset 1.5</text:p>
          </table:table-cell>
          <table:table-cell table:style-name="ce28" office:value-type="string" calcext:value-type="string">
            <text:p>Offset 0.5</text:p>
          </table:table-cell>
          <table:table-cell table:style-name="ce28"/>
          <table:table-cell table:style-name="ce28" office:value-type="string" calcext:value-type="string">
            <text:p>Offset selected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23"/>
          <table:table-cell table:style-name="ce22"/>
          <table:table-cell table:style-name="ce25" table:number-columns-repeated="2"/>
          <table:table-cell table:style-name="Default"/>
          <table:table-cell table:style-name="ce32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98151666666667" calcext:value-type="float">
            <text:p>0.0005982</text:p>
          </table:table-cell>
          <table:table-cell table:style-name="ce22" office:value-type="float" office:value="0.00133772821428571" calcext:value-type="float">
            <text:p>0.0013377</text:p>
          </table:table-cell>
          <table:table-cell table:style-name="ce29" table:formula="of:=([.$E$2]-[.$D$2])*9.81/([.E5]-[.D5])" office:value-type="float" office:value="13264.3470531642" calcext:value-type="float">
            <text:p>13264.35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[.$E$2]*9.81-[.G5]*[.E5])" office:value-type="float" office:value="-2.98314427499994" calcext:value-type="float">
            <text:p>-2.98</text:p>
          </table:table-cell>
          <table:table-cell table:style-name="ce27" table:formula="of:=([.$D$2]*9.81-[.G5]*[.D5])" office:value-type="float" office:value="-3.00854655000001" calcext:value-type="float">
            <text:p>-3.01</text:p>
          </table:table-cell>
          <table:table-cell table:style-name="ce27" table:formula="of:=AVERAGE([.I5:.J5])" office:value-type="float" office:value="-2.99584541249997" calcext:value-type="float">
            <text:p>-3.0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35312222222222" calcext:value-type="float">
            <text:p>-0.0001353</text:p>
          </table:table-cell>
          <table:table-cell table:style-name="ce22" office:value-type="float" office:value="-0.000878445" calcext:value-type="float">
            <text:p>-0.0008784</text:p>
          </table:table-cell>
          <table:table-cell table:style-name="ce29" table:formula="of:=(-[.$E$2]--[.$D$2])*9.81/([.E6]-[.D6])" office:value-type="float" office:value="13200.8710870422" calcext:value-type="float">
            <text:p>13200.87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-[.$E$2]*9.81-[.G6]*[.E6])" office:value-type="float" office:value="-3.09317265" calcext:value-type="float">
            <text:p>-3.09</text:p>
          </table:table-cell>
          <table:table-cell table:style-name="ce27" table:formula="of:=(-[.$D$2]*9.81-[.G6]*[.D6])" office:value-type="float" office:value="-3.1148193" calcext:value-type="float">
            <text:p>-3.11</text:p>
          </table:table-cell>
          <table:table-cell table:style-name="ce27" table:formula="of:=AVERAGE([.I6:.J6])" office:value-type="float" office:value="-3.103995975" calcext:value-type="float">
            <text:p>-3.10</text:p>
          </table:table-cell>
          <table:table-cell table:style-name="ce27" table:formula="of:=AVERAGE([.K5:.K6])" office:value-type="float" office:value="-3.04992069374999" calcext:value-type="float">
            <text:p>-3.05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06069090909091" calcext:value-type="float">
            <text:p>0.0005061</text:p>
          </table:table-cell>
          <table:table-cell table:style-name="ce22" office:value-type="float" office:value="0.00124229" calcext:value-type="float">
            <text:p>0.0012423</text:p>
          </table:table-cell>
          <table:table-cell table:style-name="ce29" table:formula="of:=([.$E$2]-[.$D$2])*9.81/([.E9]-[.D9])" office:value-type="float" office:value="13324.8049313262" calcext:value-type="float">
            <text:p>13324.80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[.$E$2]*9.81-[.G9]*[.E9])" office:value-type="float" office:value="-1.8447257" calcext:value-type="float">
            <text:p>-1.84</text:p>
          </table:table-cell>
          <table:table-cell table:style-name="ce27" table:formula="of:=([.$D$2]*9.81-[.G9]*[.D9])" office:value-type="float" office:value="-1.84090098181818" calcext:value-type="float">
            <text:p>-1.84</text:p>
          </table:table-cell>
          <table:table-cell table:style-name="ce27" table:formula="of:=AVERAGE([.I9:.J9])" office:value-type="float" office:value="-1.84281334090909" calcext:value-type="float">
            <text:p>-1.84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7485555555556" calcext:value-type="float">
            <text:p>-0.0002475</text:p>
          </table:table-cell>
          <table:table-cell table:style-name="ce22" office:value-type="float" office:value="-0.000983096818181818" calcext:value-type="float">
            <text:p>-0.0009831</text:p>
          </table:table-cell>
          <table:table-cell table:style-name="ce29" table:formula="of:=(-[.$E$2]--[.$D$2])*9.81/([.E10]-[.D10])" office:value-type="float" office:value="13335.8480197497" calcext:value-type="float">
            <text:p>13335.85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-[.$E$2]*9.81-[.G10]*[.E10])" office:value-type="float" office:value="-1.61031941363637" calcext:value-type="float">
            <text:p>-1.61</text:p>
          </table:table-cell>
          <table:table-cell table:style-name="ce27" table:formula="of:=(-[.$D$2]*9.81-[.G10]*[.D10])" office:value-type="float" office:value="-1.60601754444444" calcext:value-type="float">
            <text:p>-1.61</text:p>
          </table:table-cell>
          <table:table-cell table:style-name="ce27" table:formula="of:=AVERAGE([.I10:.J10])" office:value-type="float" office:value="-1.6081684790404" calcext:value-type="float">
            <text:p>-1.61</text:p>
          </table:table-cell>
          <table:table-cell table:style-name="ce27" table:formula="of:=AVERAGE([.K9:.K10])" office:value-type="float" office:value="-1.72549090997475" calcext:value-type="float">
            <text:p>-1.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9154" calcext:value-type="float">
            <text:p>0.0003915</text:p>
          </table:table-cell>
          <table:table-cell table:style-name="ce22" office:value-type="float" office:value="0.00118763285714286" calcext:value-type="float">
            <text:p>0.0011876</text:p>
          </table:table-cell>
          <table:table-cell table:style-name="ce29" table:formula="of:=([.$E$2]-[.$D$2])*9.81/([.E13]-[.D13])" office:value-type="float" office:value="12322.6831040887" calcext:value-type="float">
            <text:p>12322.68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[.$E$2]*9.81-[.G13]*[.E13])" office:value-type="float" office:value="0.00616706428567859" calcext:value-type="float">
            <text:p>0.01</text:p>
          </table:table-cell>
          <table:table-cell table:style-name="ce27" table:formula="of:=([.$D$2]*9.81-[.G13]*[.D13])" office:value-type="float" office:value="0.0557771000000002" calcext:value-type="float">
            <text:p>0.06</text:p>
          </table:table-cell>
          <table:table-cell table:style-name="ce27" table:formula="of:=AVERAGE([.I13:.J13])" office:value-type="float" office:value="0.0309720821428394" calcext:value-type="float">
            <text:p>0.03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184444444444" calcext:value-type="float">
            <text:p>-0.0003902</text:p>
          </table:table-cell>
          <table:table-cell table:style-name="ce22" office:value-type="float" office:value="-0.0011784675" calcext:value-type="float">
            <text:p>-0.0011785</text:p>
          </table:table-cell>
          <table:table-cell table:style-name="ce29" table:formula="of:=(-[.$E$2]--[.$D$2])*9.81/([.E14]-[.D14])" office:value-type="float" office:value="12444.7683238431" calcext:value-type="float">
            <text:p>12444.77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-[.$E$2]*9.81-[.G14]*[.E14])" office:value-type="float" office:value="-0.1196800125" calcext:value-type="float">
            <text:p>-0.12</text:p>
          </table:table-cell>
          <table:table-cell table:style-name="ce27" table:formula="of:=(-[.$D$2]*9.81-[.G14]*[.D14])" office:value-type="float" office:value="-0.0725656555555609" calcext:value-type="float">
            <text:p>-0.07</text:p>
          </table:table-cell>
          <table:table-cell table:style-name="ce27" table:formula="of:=AVERAGE([.I14:.J14])" office:value-type="float" office:value="-0.0961228340277804" calcext:value-type="float">
            <text:p>-0.10</text:p>
          </table:table-cell>
          <table:table-cell table:style-name="ce27" table:formula="of:=AVERAGE([.K13:.K14])" office:value-type="float" office:value="-0.0325753759424705" calcext:value-type="float">
            <text:p>-0.03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7"/>
        </table:table-row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6">
          <table:table-cell/>
          <table:table-cell table:style-name="Default" table:number-columns-repeated="11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5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78572222222222" calcext:value-type="float">
            <text:p>0.0004786</text:p>
          </table:table-cell>
          <table:table-cell table:style-name="ce22" office:value-type="float" office:value="0.0011979425" calcext:value-type="float">
            <text:p>0.0011979</text:p>
          </table:table-cell>
          <table:table-cell table:style-name="ce24" table:formula="of:=([.$E$3]-[.$D$3])*9.81/([.E6]-[.D6])" office:value-type="float" office:value="13636.9270500086" calcext:value-type="float">
            <text:p>13636.93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[.$E$3]*9.81-[.G6]*[.E6])" office:value-type="float" office:value="-1.59139331" calcext:value-type="float">
            <text:p>-1.59</text:p>
          </table:table-cell>
          <table:table-cell table:style-name="ce27" table:formula="of:=([.$D$3]*9.81-[.D6]*[.G6])" office:value-type="float" office:value="-1.60932508888889" calcext:value-type="float">
            <text:p>-1.61</text:p>
          </table:table-cell>
          <table:table-cell table:style-name="ce27" table:formula="of:=AVERAGE([.I6:.J6])" office:value-type="float" office:value="-1.60035919944445" calcext:value-type="float">
            <text:p>-1.6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5413333333333" calcext:value-type="float">
            <text:p>-0.0002454</text:p>
          </table:table-cell>
          <table:table-cell table:style-name="ce22" office:value-type="float" office:value="-0.000967438" calcext:value-type="float">
            <text:p>-0.0009674</text:p>
          </table:table-cell>
          <table:table-cell table:style-name="ce24" table:formula="of:=(-[.$E$3]--[.$D$3])*9.81/([.E7]-[.D7])" office:value-type="float" office:value="13586.79343365" calcext:value-type="float">
            <text:p>13586.79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-[.$E$3]*9.81-[.G7]*[.E7])" office:value-type="float" office:value="-1.546233944" calcext:value-type="float">
            <text:p>-1.55</text:p>
          </table:table-cell>
          <table:table-cell table:style-name="ce27" table:formula="of:=(-[.$D$3]*9.81-[.D7]*[.G7])" office:value-type="float" office:value="-1.56443370666667" calcext:value-type="float">
            <text:p>-1.56</text:p>
          </table:table-cell>
          <table:table-cell table:style-name="ce27" table:formula="of:=AVERAGE([.I7:.J7])" office:value-type="float" office:value="-1.55533382533333" calcext:value-type="float">
            <text:p>-1.56</text:p>
          </table:table-cell>
          <table:table-cell table:style-name="ce27" table:formula="of:=AVERAGE([.K6:.K7])" office:value-type="float" office:value="-1.57784651238889" calcext:value-type="float">
            <text:p>-1.58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88177" calcext:value-type="float">
            <text:p>0.0005882</text:p>
          </table:table-cell>
          <table:table-cell table:style-name="ce22" office:value-type="float" office:value="0.00130008555555556" calcext:value-type="float">
            <text:p>0.0013001</text:p>
          </table:table-cell>
          <table:table-cell table:style-name="ce24" table:formula="of:=([.$E$3]-[.$D$3])*9.81/([.E10]-[.D10])" office:value-type="float" office:value="13779.8596792316" calcext:value-type="float">
            <text:p>13779.86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[.$E$3]*9.81-[.G10]*[.E10])" office:value-type="float" office:value="-3.20667938333334" calcext:value-type="float">
            <text:p>-3.21</text:p>
          </table:table-cell>
          <table:table-cell table:style-name="ce27" table:formula="of:=([.$D$3]*9.81-[.D10]*[.G10])" office:value-type="float" office:value="-3.203019945" calcext:value-type="float">
            <text:p>-3.20</text:p>
          </table:table-cell>
          <table:table-cell table:style-name="ce27" table:formula="of:=AVERAGE([.I10:.J10])" office:value-type="float" office:value="-3.20484966416667" calcext:value-type="float">
            <text:p>-3.2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24133" calcext:value-type="float">
            <text:p>-0.0001241</text:p>
          </table:table-cell>
          <table:table-cell table:style-name="ce22" office:value-type="float" office:value="-0.000835475555555556" calcext:value-type="float">
            <text:p>-0.0008355</text:p>
          </table:table-cell>
          <table:table-cell table:style-name="ce24" table:formula="of:=(-[.$E$3]--[.$D$3])*9.81/([.E11]-[.D11])" office:value-type="float" office:value="13790.8240177455" calcext:value-type="float">
            <text:p>13790.82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-[.$E$3]*9.81-[.G11]*[.E11])" office:value-type="float" office:value="-3.19796946666667" calcext:value-type="float">
            <text:p>-3.20</text:p>
          </table:table-cell>
          <table:table-cell table:style-name="ce27" table:formula="of:=(-[.$D$3]*9.81-[.D11]*[.G11])" office:value-type="float" office:value="-3.193826595" calcext:value-type="float">
            <text:p>-3.19</text:p>
          </table:table-cell>
          <table:table-cell table:style-name="ce27" table:formula="of:=AVERAGE([.I11:.J11])" office:value-type="float" office:value="-3.19589803083333" calcext:value-type="float">
            <text:p>-3.20</text:p>
          </table:table-cell>
          <table:table-cell table:style-name="ce27" table:formula="of:=AVERAGE([.K10:.K11])" office:value-type="float" office:value="-3.2003738475" calcext:value-type="float">
            <text:p>-3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0386" calcext:value-type="float">
            <text:p>0.0004039</text:p>
          </table:table-cell>
          <table:table-cell table:style-name="ce23" office:value-type="float" office:value="0.00120095818181818" calcext:value-type="float">
            <text:p>0.0012010</text:p>
          </table:table-cell>
          <table:table-cell table:style-name="ce24" table:formula="of:=([.$E$3]-[.$D$3])*9.81/([.E14]-[.D14])" office:value-type="float" office:value="12307.1413581993" calcext:value-type="float">
            <text:p>12307.14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[.$E$3]*9.81-[.G14]*[.E14])" office:value-type="float" office:value="-0.0495798872727278" calcext:value-type="float">
            <text:p>-0.05</text:p>
          </table:table-cell>
          <table:table-cell table:style-name="ce27" table:formula="of:=([.$D$3]*9.81-[.D14]*[.G14])" office:value-type="float" office:value="-0.0600548400000003" calcext:value-type="float">
            <text:p>-0.06</text:p>
          </table:table-cell>
          <table:table-cell table:style-name="ce27" table:formula="of:=AVERAGE([.I14:.J14])" office:value-type="float" office:value="-0.054817363636364" calcext:value-type="float">
            <text:p>-0.05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295" calcext:value-type="float">
            <text:p>-0.0004130</text:p>
          </table:table-cell>
          <table:table-cell table:style-name="ce22" office:value-type="float" office:value="-0.00121181545454546" calcext:value-type="float">
            <text:p>-0.0012118</text:p>
          </table:table-cell>
          <table:table-cell table:style-name="ce24" table:formula="of:=(-[.$E$3]--[.$D$3])*9.81/([.E15]-[.D15])" office:value-type="float" office:value="12279.9151523979" calcext:value-type="float">
            <text:p>12279.92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-[.$E$3]*9.81-[.G15]*[.E15])" office:value-type="float" office:value="0.183059198181823" calcext:value-type="float">
            <text:p>0.18</text:p>
          </table:table-cell>
          <table:table-cell table:style-name="ce27" table:formula="of:=(-[.$D$3]*9.81-[.D15]*[.G15])" office:value-type="float" office:value="0.171807299999998" calcext:value-type="float">
            <text:p>0.17</text:p>
          </table:table-cell>
          <table:table-cell table:style-name="ce27" table:formula="of:=AVERAGE([.I15:.J15])" office:value-type="float" office:value="0.177433249090911" calcext:value-type="float">
            <text:p>0.18</text:p>
          </table:table-cell>
          <table:table-cell table:style-name="ce27" table:formula="of:=AVERAGE([.K14:.K15])" office:value-type="float" office:value="0.0613079427272734" calcext:value-type="float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AVERAGE([.F24:.F4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6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6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artij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73431111111111" calcext:value-type="float">
            <text:p>0.0003734</text:p>
          </table:table-cell>
          <table:table-cell table:style-name="ce22" office:value-type="float" office:value="0.00108855692307692" calcext:value-type="float">
            <text:p>0.0010886</text:p>
          </table:table-cell>
          <table:table-cell table:style-name="ce24" table:formula="of:=([.$E$3]-[.$D$3])*9.81/([.E6]-[.D6])" office:value-type="float" office:value="13717.865913738" calcext:value-type="float">
            <text:p>13717.87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[.$E$3]*9.81-[.G6]*[.E6])" office:value-type="float" office:value="-0.21129252923077" calcext:value-type="float">
            <text:p>-0.21</text:p>
          </table:table-cell>
          <table:table-cell table:style-name="ce27" table:formula="of:=([.$D$3]*9.81-[.D6]*[.G6])" office:value-type="float" office:value="-0.215487395555555" calcext:value-type="float">
            <text:p>-0.22</text:p>
          </table:table-cell>
          <table:table-cell table:style-name="ce27" table:formula="of:=AVERAGE([.I6:.J6])" office:value-type="float" office:value="-0.213389962393162" calcext:value-type="float">
            <text:p>-0.2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416" calcext:value-type="float">
            <text:p>-0.0003342</text:p>
          </table:table-cell>
          <table:table-cell table:style-name="ce22" office:value-type="float" office:value="-0.001049918" calcext:value-type="float">
            <text:p>-0.0010499</text:p>
          </table:table-cell>
          <table:table-cell table:style-name="ce24" table:formula="of:=(-[.$E$3]--[.$D$3])*9.81/([.E7]-[.D7])" office:value-type="float" office:value="13705.7497087004" calcext:value-type="float">
            <text:p>13705.75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-[.$E$3]*9.81-[.G7]*[.E7])" office:value-type="float" office:value="-0.318524384" calcext:value-type="float">
            <text:p>-0.32</text:p>
          </table:table-cell>
          <table:table-cell table:style-name="ce27" table:formula="of:=(-[.$D$3]*9.81-[.D7]*[.G7])" office:value-type="float" office:value="-0.322998080000001" calcext:value-type="float">
            <text:p>-0.32</text:p>
          </table:table-cell>
          <table:table-cell table:style-name="ce27" table:formula="of:=AVERAGE([.I7:.J7])" office:value-type="float" office:value="-0.320761232" calcext:value-type="float">
            <text:p>-0.32</text:p>
          </table:table-cell>
          <table:table-cell table:style-name="ce27" table:formula="of:=AVERAGE([.K6:.K7])" office:value-type="float" office:value="-0.267075597196581" calcext:value-type="float">
            <text:p>-0.27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81388888888889" calcext:value-type="float">
            <text:p>0.0004814</text:p>
          </table:table-cell>
          <table:table-cell table:style-name="ce22" office:value-type="float" office:value="0.00120458727272727" calcext:value-type="float">
            <text:p>0.0012046</text:p>
          </table:table-cell>
          <table:table-cell table:style-name="ce24" table:formula="of:=([.$E$3]-[.$D$3])*9.81/([.E10]-[.D10])" office:value-type="float" office:value="13564.7427030095" calcext:value-type="float">
            <text:p>13564.74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[.$E$3]*9.81-[.G10]*[.E10])" office:value-type="float" office:value="-1.68425113090909" calcext:value-type="float">
            <text:p>-1.68</text:p>
          </table:table-cell>
          <table:table-cell table:style-name="ce27" table:formula="of:=([.$D$3]*9.81-[.D10]*[.G10])" office:value-type="float" office:value="-1.64862833333333" calcext:value-type="float">
            <text:p>-1.65</text:p>
          </table:table-cell>
          <table:table-cell table:style-name="ce27" table:formula="of:=AVERAGE([.I10:.J10])" office:value-type="float" office:value="-1.66643973212121" calcext:value-type="float">
            <text:p>-1.67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112375" calcext:value-type="float">
            <text:p>-0.0002411</text:p>
          </table:table-cell>
          <table:table-cell table:style-name="ce22" office:value-type="float" office:value="-0.00095913375" calcext:value-type="float">
            <text:p>-0.0009591</text:p>
          </table:table-cell>
          <table:table-cell table:style-name="ce24" table:formula="of:=(-[.$E$3]--[.$D$3])*9.81/([.E11]-[.D11])" office:value-type="float" office:value="13662.7623570702" calcext:value-type="float">
            <text:p>13662.76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-[.$E$3]*9.81-[.G11]*[.E11])" office:value-type="float" office:value="-1.6573531275" calcext:value-type="float">
            <text:p>-1.66</text:p>
          </table:table-cell>
          <table:table-cell table:style-name="ce27" table:formula="of:=(-[.$D$3]*9.81-[.D11]*[.G11])" office:value-type="float" office:value="-1.6223412675" calcext:value-type="float">
            <text:p>-1.62</text:p>
          </table:table-cell>
          <table:table-cell table:style-name="ce27" table:formula="of:=AVERAGE([.I11:.J11])" office:value-type="float" office:value="-1.6398471975" calcext:value-type="float">
            <text:p>-1.64</text:p>
          </table:table-cell>
          <table:table-cell table:style-name="ce27" table:formula="of:=AVERAGE([.K10:.K11])" office:value-type="float" office:value="-1.65314346481061" calcext:value-type="float">
            <text:p>-1.6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6301925" calcext:value-type="float">
            <text:p>0.0006302</text:p>
          </table:table-cell>
          <table:table-cell table:style-name="ce23" office:value-type="float" office:value="0.001431873" calcext:value-type="float">
            <text:p>0.0014319</text:p>
          </table:table-cell>
          <table:table-cell table:style-name="ce24" table:formula="of:=([.$E$3]-[.$D$3])*9.81/([.E14]-[.D14])" office:value-type="float" office:value="12236.7950823302" calcext:value-type="float">
            <text:p>12236.80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[.$E$3]*9.81-[.G14]*[.E14])" office:value-type="float" office:value="-2.831171742" calcext:value-type="float">
            <text:p>-2.83</text:p>
          </table:table-cell>
          <table:table-cell table:style-name="ce27" table:formula="of:=([.$D$3]*9.81-[.D14]*[.G14])" office:value-type="float" office:value="-2.817378895" calcext:value-type="float">
            <text:p>-2.82</text:p>
          </table:table-cell>
          <table:table-cell table:style-name="ce27" table:formula="of:=AVERAGE([.I14:.J14])" office:value-type="float" office:value="-2.8242753185" calcext:value-type="float">
            <text:p>-2.8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92818333333333" calcext:value-type="float">
            <text:p>-0.0001928</text:p>
          </table:table-cell>
          <table:table-cell table:style-name="ce22" office:value-type="float" office:value="-0.000992278333333333" calcext:value-type="float">
            <text:p>-0.0009923</text:p>
          </table:table-cell>
          <table:table-cell table:style-name="ce24" table:formula="of:=(-[.$E$3]--[.$D$3])*9.81/([.E15]-[.D15])" office:value-type="float" office:value="12270.7827783754" calcext:value-type="float">
            <text:p>12270.78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-[.$E$3]*9.81-[.G15]*[.E15])" office:value-type="float" office:value="-2.55562130333333" calcext:value-type="float">
            <text:p>-2.56</text:p>
          </table:table-cell>
          <table:table-cell table:style-name="ce27" table:formula="of:=(-[.$D$3]*9.81-[.D15]*[.G15])" office:value-type="float" office:value="-2.54220414333333" calcext:value-type="float">
            <text:p>-2.54</text:p>
          </table:table-cell>
          <table:table-cell table:style-name="ce27" table:formula="of:=AVERAGE([.I15:.J15])" office:value-type="float" office:value="-2.54891272333333" calcext:value-type="float">
            <text:p>-2.55</text:p>
          </table:table-cell>
          <table:table-cell table:style-name="ce27" table:formula="of:=AVERAGE([.K14:.K15])" office:value-type="float" office:value="-2.68659402091667" calcext:value-type="float">
            <text:p>-2.69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9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9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martijn nb 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97805" calcext:value-type="float">
            <text:p>0.0002978</text:p>
          </table:table-cell>
          <table:table-cell table:style-name="ce22" office:value-type="float" office:value="0.00104511583333333" calcext:value-type="float">
            <text:p>0.0010451</text:p>
          </table:table-cell>
          <table:table-cell table:style-name="ce24" table:formula="of:=([.$E$3]-[.$D$3])*9.81/([.E6]-[.D6])" office:value-type="float" office:value="13127.0678309896" calcext:value-type="float">
            <text:p>13127.07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[.$E$3]*9.81-[.G6]*[.E6])" office:value-type="float" office:value="0.998899803333332" calcext:value-type="float">
            <text:p>1.00</text:p>
          </table:table-cell>
          <table:table-cell table:style-name="ce27" table:formula="of:=([.$D$3]*9.81-[.D6]*[.G6])" office:value-type="float" office:value="0.996607179999999" calcext:value-type="float">
            <text:p>1.00</text:p>
          </table:table-cell>
          <table:table-cell table:style-name="ce27" table:formula="of:=AVERAGE([.I6:.J6])" office:value-type="float" office:value="0.997753491666666" calcext:value-type="float">
            <text:p>1.0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41163333333333" calcext:value-type="float">
            <text:p>-0.0004412</text:p>
          </table:table-cell>
          <table:table-cell table:style-name="ce22" office:value-type="float" office:value="-0.00118883444444444" calcext:value-type="float">
            <text:p>-0.0011888</text:p>
          </table:table-cell>
          <table:table-cell table:style-name="ce24" table:formula="of:=(-[.$E$3]--[.$D$3])*9.81/([.E7]-[.D7])" office:value-type="float" office:value="13120.7423347164" calcext:value-type="float">
            <text:p>13120.74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-[.$E$3]*9.81-[.G7]*[.E7])" office:value-type="float" office:value="0.887263248888887" calcext:value-type="float">
            <text:p>0.89</text:p>
          </table:table-cell>
          <table:table-cell table:style-name="ce27" table:formula="of:=(-[.$D$3]*9.81-[.D7]*[.G7])" office:value-type="float" office:value="0.884827586666667" calcext:value-type="float">
            <text:p>0.88</text:p>
          </table:table-cell>
          <table:table-cell table:style-name="ce27" table:formula="of:=AVERAGE([.I7:.J7])" office:value-type="float" office:value="0.886045417777777" calcext:value-type="float">
            <text:p>0.89</text:p>
          </table:table-cell>
          <table:table-cell table:style-name="ce27" table:formula="of:=AVERAGE([.K6:.K7])" office:value-type="float" office:value="0.941899454722221" calcext:value-type="float">
            <text:p>0.9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122634615384615" calcext:value-type="float">
            <text:p>0.0001226</text:p>
          </table:table-cell>
          <table:table-cell table:style-name="ce22" office:value-type="float" office:value="0.000862097777777778" calcext:value-type="float">
            <text:p>0.0008621</text:p>
          </table:table-cell>
          <table:table-cell table:style-name="ce24" table:formula="of:=([.$E$3]-[.$D$3])*9.81/([.E10]-[.D10])" office:value-type="float" office:value="13266.3809353956" calcext:value-type="float">
            <text:p>13266.38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[.$E$3]*9.81-[.G10]*[.E10])" office:value-type="float" office:value="3.24823745777778" calcext:value-type="float">
            <text:p>3.25</text:p>
          </table:table-cell>
          <table:table-cell table:style-name="ce27" table:formula="of:=([.$D$3]*9.81-[.D10]*[.G10])" office:value-type="float" office:value="3.27383698076923" calcext:value-type="float">
            <text:p>3.27</text:p>
          </table:table-cell>
          <table:table-cell table:style-name="ce27" table:formula="of:=AVERAGE([.I10:.J10])" office:value-type="float" office:value="3.2610372192735" calcext:value-type="float">
            <text:p>3.26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613512" calcext:value-type="float">
            <text:p>-0.0006135</text:p>
          </table:table-cell>
          <table:table-cell table:style-name="ce22" office:value-type="float" office:value="-0.00134917" calcext:value-type="float">
            <text:p>-0.0013492</text:p>
          </table:table-cell>
          <table:table-cell table:style-name="ce24" table:formula="of:=(-[.$E$3]--[.$D$3])*9.81/([.E11]-[.D11])" office:value-type="float" office:value="13335.0007748166" calcext:value-type="float">
            <text:p>13335.00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-[.$E$3]*9.81-[.G11]*[.E11])" office:value-type="float" office:value="3.23031017" calcext:value-type="float">
            <text:p>3.23</text:p>
          </table:table-cell>
          <table:table-cell table:style-name="ce27" table:formula="of:=(-[.$D$3]*9.81-[.D11]*[.G11])" office:value-type="float" office:value="3.255323112" calcext:value-type="float">
            <text:p>3.26</text:p>
          </table:table-cell>
          <table:table-cell table:style-name="ce27" table:formula="of:=AVERAGE([.I11:.J11])" office:value-type="float" office:value="3.242816641" calcext:value-type="float">
            <text:p>3.24</text:p>
          </table:table-cell>
          <table:table-cell table:style-name="ce27" table:formula="of:=AVERAGE([.K10:.K11])" office:value-type="float" office:value="3.25192693013675" calcext:value-type="float">
            <text:p>3.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19639230769231" calcext:value-type="float">
            <text:p>0.0004196</text:p>
          </table:table-cell>
          <table:table-cell table:style-name="ce23" office:value-type="float" office:value="0.00120843090909091" calcext:value-type="float">
            <text:p>0.0012084</text:p>
          </table:table-cell>
          <table:table-cell table:style-name="ce24" table:formula="of:=([.$E$3]-[.$D$3])*9.81/([.E14]-[.D14])" office:value-type="float" office:value="12436.7437811627" calcext:value-type="float">
            <text:p>12436.74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[.$E$3]*9.81-[.G14]*[.E14])" office:value-type="float" office:value="-0.319088940000002" calcext:value-type="float">
            <text:p>-0.32</text:p>
          </table:table-cell>
          <table:table-cell table:style-name="ce27" table:formula="of:=([.$D$3]*9.81-[.D14]*[.G14])" office:value-type="float" office:value="-0.31573167" calcext:value-type="float">
            <text:p>-0.32</text:p>
          </table:table-cell>
          <table:table-cell table:style-name="ce27" table:formula="of:=AVERAGE([.I14:.J14])" office:value-type="float" office:value="-0.317410305000001" calcext:value-type="float">
            <text:p>-0.3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437272727273" calcext:value-type="float">
            <text:p>-0.0003904</text:p>
          </table:table-cell>
          <table:table-cell table:style-name="ce22" office:value-type="float" office:value="-0.00117865444444444" calcext:value-type="float">
            <text:p>-0.0011787</text:p>
          </table:table-cell>
          <table:table-cell table:style-name="ce24" table:formula="of:=(-[.$E$3]--[.$D$3])*9.81/([.E15]-[.D15])" office:value-type="float" office:value="12445.8085309515" calcext:value-type="float">
            <text:p>12445.81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-[.$E$3]*9.81-[.G15]*[.E15])" office:value-type="float" office:value="-0.0513600566666685" calcext:value-type="float">
            <text:p>-0.05</text:p>
          </table:table-cell>
          <table:table-cell table:style-name="ce27" table:formula="of:=(-[.$D$3]*9.81-[.D15]*[.G15])" office:value-type="float" office:value="-0.047569890000001" calcext:value-type="float">
            <text:p>-0.05</text:p>
          </table:table-cell>
          <table:table-cell table:style-name="ce27" table:formula="of:=AVERAGE([.I15:.J15])" office:value-type="float" office:value="-0.0494649733333348" calcext:value-type="float">
            <text:p>-0.05</text:p>
          </table:table-cell>
          <table:table-cell table:style-name="ce27" table:formula="of:=AVERAGE([.K14:.K15])" office:value-type="float" office:value="-0.183437639166668" calcext:value-type="float">
            <text:p>-0.1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6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14741" calcext:value-type="float">
            <text:p>0.0003147</text:p>
          </table:table-cell>
          <table:table-cell table:style-name="ce22" office:value-type="float" office:value="0.00103729142857143" calcext:value-type="float">
            <text:p>0.0010373</text:p>
          </table:table-cell>
          <table:table-cell table:style-name="ce24" table:formula="of:=([.$E$3]-[.$D$3])*9.81/([.E6]-[.D6])" office:value-type="float" office:value="13576.9070394098" calcext:value-type="float">
            <text:p>13576.91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[.$E$3]*9.81-[.G6]*[.E6])" office:value-type="float" office:value="0.694969051428549" calcext:value-type="float">
            <text:p>0.69</text:p>
          </table:table-cell>
          <table:table-cell table:style-name="ce27" table:formula="of:=([.$D$3]*9.81-[.D6]*[.G6])" office:value-type="float" office:value="0.650960644" calcext:value-type="float">
            <text:p>0.65</text:p>
          </table:table-cell>
          <table:table-cell table:style-name="ce27" table:formula="of:=AVERAGE([.I6:.J6])" office:value-type="float" office:value="0.672964847714275" calcext:value-type="float">
            <text:p>0.67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09711666666667" calcext:value-type="float">
            <text:p>-0.0004097</text:p>
          </table:table-cell>
          <table:table-cell table:style-name="ce22" office:value-type="float" office:value="-0.00113884227272727" calcext:value-type="float">
            <text:p>-0.0011388</text:p>
          </table:table-cell>
          <table:table-cell table:style-name="ce24" table:formula="of:=(-[.$E$3]--[.$D$3])*9.81/([.E7]-[.D7])" office:value-type="float" office:value="13454.3796659451" calcext:value-type="float">
            <text:p>13454.38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-[.$E$3]*9.81-[.G7]*[.E7])" office:value-type="float" office:value="0.677592158181783" calcext:value-type="float">
            <text:p>0.68</text:p>
          </table:table-cell>
          <table:table-cell table:style-name="ce27" table:formula="of:=(-[.$D$3]*9.81-[.D7]*[.G7])" office:value-type="float" office:value="0.632662886666672" calcext:value-type="float">
            <text:p>0.63</text:p>
          </table:table-cell>
          <table:table-cell table:style-name="ce27" table:formula="of:=AVERAGE([.I7:.J7])" office:value-type="float" office:value="0.655127522424227" calcext:value-type="float">
            <text:p>0.66</text:p>
          </table:table-cell>
          <table:table-cell table:style-name="ce27" table:formula="of:=AVERAGE([.K6:.K7])" office:value-type="float" office:value="0.664046185069251" calcext:value-type="float">
            <text:p>0.66</text:p>
          </table:table-cell>
          <table:table-cell table:style-name="Default" table:number-columns-repeated="2"/>
          <table:table-cell table:style-name="ce17" table:number-columns-repeated="6"/>
          <table:table-cell table:style-name="Default"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8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55285" calcext:value-type="float">
            <text:p>0.0002553</text:p>
          </table:table-cell>
          <table:table-cell table:style-name="ce22" office:value-type="float" office:value="0.000984188" calcext:value-type="float">
            <text:p>0.0009842</text:p>
          </table:table-cell>
          <table:table-cell table:style-name="ce24" table:formula="of:=([.$E$3]-[.$D$3])*9.81/([.E10]-[.D10])" office:value-type="float" office:value="13458.5809085708" calcext:value-type="float">
            <text:p>13458.58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[.$E$3]*9.81-[.G10]*[.E10])" office:value-type="float" office:value="1.447161572" calcext:value-type="float">
            <text:p>1.45</text:p>
          </table:table-cell>
          <table:table-cell table:style-name="ce27" table:formula="of:=([.$D$3]*9.81-[.D10]*[.G10])" office:value-type="float" office:value="1.463502915" calcext:value-type="float">
            <text:p>1.46</text:p>
          </table:table-cell>
          <table:table-cell table:style-name="ce27" table:formula="of:=AVERAGE([.I10:.J10])" office:value-type="float" office:value="1.4553322435" calcext:value-type="float">
            <text:p>1.46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78272857142857" calcext:value-type="float">
            <text:p>-0.0004783</text:p>
          </table:table-cell>
          <table:table-cell table:style-name="ce22" office:value-type="float" office:value="-0.00120474866666667" calcext:value-type="float">
            <text:p>-0.0012047</text:p>
          </table:table-cell>
          <table:table-cell table:style-name="ce24" table:formula="of:=(-[.$E$3]--[.$D$3])*9.81/([.E11]-[.D11])" office:value-type="float" office:value="13503.5466720223" calcext:value-type="float">
            <text:p>13503.55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-[.$E$3]*9.81-[.G11]*[.E11])" office:value-type="float" office:value="1.52621677533338" calcext:value-type="float">
            <text:p>1.53</text:p>
          </table:table-cell>
          <table:table-cell table:style-name="ce27" table:formula="of:=(-[.$D$3]*9.81-[.D11]*[.G11])" office:value-type="float" office:value="1.54259638714286" calcext:value-type="float">
            <text:p>1.54</text:p>
          </table:table-cell>
          <table:table-cell table:style-name="ce27" table:formula="of:=AVERAGE([.I11:.J11])" office:value-type="float" office:value="1.53440658123812" calcext:value-type="float">
            <text:p>1.53</text:p>
          </table:table-cell>
          <table:table-cell table:style-name="ce27" table:formula="of:=AVERAGE([.K10:.K11])" office:value-type="float" office:value="1.49486941236906" calcext:value-type="float">
            <text:p>1.49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5732" calcext:value-type="float">
            <text:p>0.0005573</text:p>
          </table:table-cell>
          <table:table-cell table:style-name="ce23" office:value-type="float" office:value="0.00134678" calcext:value-type="float">
            <text:p>0.0013468</text:p>
          </table:table-cell>
          <table:table-cell table:style-name="ce24" table:formula="of:=([.$E$3]-[.$D$3])*9.81/([.E14]-[.D14])" office:value-type="float" office:value="12426.2153877334" calcext:value-type="float">
            <text:p>12426.22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[.$E$3]*9.81-[.G14]*[.E14])" office:value-type="float" office:value="-2.00931404" calcext:value-type="float">
            <text:p>-2.01</text:p>
          </table:table-cell>
          <table:table-cell table:style-name="ce27" table:formula="of:=([.$D$3]*9.81-[.D14]*[.G14])" office:value-type="float" office:value="-2.01579976" calcext:value-type="float">
            <text:p>-2.02</text:p>
          </table:table-cell>
          <table:table-cell table:style-name="ce27" table:formula="of:=AVERAGE([.I14:.J14])" office:value-type="float" office:value="-2.0125569" calcext:value-type="float">
            <text:p>-2.01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988" calcext:value-type="float">
            <text:p>-0.0002499</text:p>
          </table:table-cell>
          <table:table-cell table:style-name="ce22" office:value-type="float" office:value="-0.001040417" calcext:value-type="float">
            <text:p>-0.0010404</text:p>
          </table:table-cell>
          <table:table-cell table:style-name="ce24" table:formula="of:=(-[.$E$3]--[.$D$3])*9.81/([.E15]-[.D15])" office:value-type="float" office:value="12409.2863458636" calcext:value-type="float">
            <text:p>12409.29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-[.$E$3]*9.81-[.G15]*[.E15])" office:value-type="float" office:value="-1.795101694" calcext:value-type="float">
            <text:p>-1.80</text:p>
          </table:table-cell>
          <table:table-cell table:style-name="ce27" table:formula="of:=(-[.$D$3]*9.81-[.D15]*[.G15])" office:value-type="float" office:value="-1.80199016" calcext:value-type="float">
            <text:p>-1.80</text:p>
          </table:table-cell>
          <table:table-cell table:style-name="ce27" table:formula="of:=AVERAGE([.I15:.J15])" office:value-type="float" office:value="-1.798545927" calcext:value-type="float">
            <text:p>-1.80</text:p>
          </table:table-cell>
          <table:table-cell table:style-name="ce27" table:formula="of:=AVERAGE([.K14:.K15])" office:value-type="float" office:value="-1.9055514135" calcext:value-type="float">
            <text:p>-1.91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14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_oldway" table:style-name="ta1">
        <table:table-column table:style-name="co7" table:default-cell-style-name="ce2"/>
        <table:table-column table:style-name="co8" table:default-cell-style-name="ce4"/>
        <table:table-column table:style-name="co3" table:default-cell-style-name="ce4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220" calcext:value-type="float">
            <text:p>14220</text:p>
          </table:table-cell>
          <table:table-cell table:style-name="Default" office:value-type="float" office:value="-3.3" calcext:value-type="float">
            <text:p>-3.3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48" calcext:value-type="float">
            <text:p>-3.48</text:p>
          </table:table-cell>
          <table:table-cell table:style-name="ce17" table:number-columns-repeated="2"/>
          <table:table-cell table:style-name="ce17" office:value-type="string" calcext:value-type="string">
            <text:p>14060 136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08" calcext:value-type="float">
            <text:p>-3.08</text:p>
          </table:table-cell>
          <table:table-cell table:style-name="ce19" table:formula="of:=SUM([.E5:.E6])/2" office:value-type="float" office:value="-3.28" calcext:value-type="float">
            <text:p>-3.28</text:p>
          </table:table-cell>
          <table:table-cell table:style-name="ce18"/>
          <table:table-cell table:style-name="ce17" office:value-type="string" calcext:value-type="string">
            <text:p>13190 13190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500" calcext:value-type="float">
            <text:p>14500</text:p>
          </table:table-cell>
          <table:table-cell table:style-name="ce17" office:value-type="float" office:value="-1.81" calcext:value-type="float">
            <text:p>-1.8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2.01" calcext:value-type="float">
            <text:p>-2.0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1.52" calcext:value-type="float">
            <text:p>-1.52</text:p>
          </table:table-cell>
          <table:table-cell table:style-name="ce19" table:formula="of:=SUM([.E9:.E10])/2" office:value-type="float" office:value="-1.765" calcext:value-type="float">
            <text:p>-1.765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-0.21" calcext:value-type="float">
            <text:p>-0.2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49" calcext:value-type="float">
            <text:p>0.49</text:p>
          </table:table-cell>
          <table:table-cell table:style-name="ce19" table:formula="of:=SUM([.E13:.E14])/2" office:value-type="float" office:value="0.14" calcext:value-type="float">
            <text:p>0.14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style-name="Default" table:number-columns-repeated="7"/>
          <table:table-cell table:number-columns-repeated="1014"/>
        </table:table-row>
        <table:table-row table:style-name="ro1" table:number-rows-repeated="7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6]-[.D6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6]*[.E6])" office:value-type="float" office:value="14.715" calcext:value-type="float">
            <text:p>14.72</text:p>
          </table:table-cell>
          <table:table-cell table:style-name="ce27" table:formula="of:=([.$D$3]*9.81-[.D6]*[.G6])" office:value-type="float" office:value="4.905" calcext:value-type="float">
            <text:p>4.91</text:p>
          </table:table-cell>
          <table:table-cell table:style-name="ce27" table:formula="of:=AVERAGE([.I6:.J6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7]-[.D7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7]*[.E7])" office:value-type="float" office:value="-14.715" calcext:value-type="float">
            <text:p>-14.72</text:p>
          </table:table-cell>
          <table:table-cell table:style-name="ce27" table:formula="of:=(-[.$D$3]*9.81-[.D7]*[.G7])" office:value-type="float" office:value="-4.905" calcext:value-type="float">
            <text:p>-4.91</text:p>
          </table:table-cell>
          <table:table-cell table:style-name="ce27" table:formula="of:=AVERAGE([.I7:.J7])" office:value-type="float" office:value="-9.81" calcext:value-type="float">
            <text:p>-9.81</text:p>
          </table:table-cell>
          <table:table-cell table:style-name="ce27" table:formula="of:=AVERAGE([.K6:.K7])" office:value-type="float" office:value="0" calcext:value-type="float">
            <text:p>0.0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10]-[.D10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0]*[.E10])" office:value-type="float" office:value="14.715" calcext:value-type="float">
            <text:p>14.72</text:p>
          </table:table-cell>
          <table:table-cell table:style-name="ce27" table:formula="of:=([.$D$3]*9.81-[.D10]*[.G10])" office:value-type="float" office:value="4.905" calcext:value-type="float">
            <text:p>4.91</text:p>
          </table:table-cell>
          <table:table-cell table:style-name="ce27" table:formula="of:=AVERAGE([.I10:.J10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1]-[.D1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1]*[.E11])" office:value-type="float" office:value="-14.715" calcext:value-type="float">
            <text:p>-14.72</text:p>
          </table:table-cell>
          <table:table-cell table:style-name="ce27" table:formula="of:=(-[.$D$3]*9.81-[.D11]*[.G11])" office:value-type="float" office:value="-4.905" calcext:value-type="float">
            <text:p>-4.91</text:p>
          </table:table-cell>
          <table:table-cell table:style-name="ce27" table:formula="of:=AVERAGE([.I11:.J11])" office:value-type="float" office:value="-9.81" calcext:value-type="float">
            <text:p>-9.81</text:p>
          </table:table-cell>
          <table:table-cell table:style-name="ce27" table:formula="of:=AVERAGE([.K10:.K1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/>
          <table:table-cell table:style-name="ce23"/>
          <table:table-cell table:style-name="ce24" table:formula="of:=([.$E$3]-[.$D$3])*9.81/([.E14]-[.D14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4]*[.E14])" office:value-type="float" office:value="14.715" calcext:value-type="float">
            <text:p>14.72</text:p>
          </table:table-cell>
          <table:table-cell table:style-name="ce27" table:formula="of:=([.$D$3]*9.81-[.D14]*[.G14])" office:value-type="float" office:value="4.905" calcext:value-type="float">
            <text:p>4.91</text:p>
          </table:table-cell>
          <table:table-cell table:style-name="ce27" table:formula="of:=AVERAGE([.I14:.J14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5]-[.D1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5]*[.E15])" office:value-type="float" office:value="-14.715" calcext:value-type="float">
            <text:p>-14.72</text:p>
          </table:table-cell>
          <table:table-cell table:style-name="ce27" table:formula="of:=(-[.$D$3]*9.81-[.D15]*[.G15])" office:value-type="float" office:value="-4.905" calcext:value-type="float">
            <text:p>-4.91</text:p>
          </table:table-cell>
          <table:table-cell table:style-name="ce27" table:formula="of:=AVERAGE([.I15:.J15])" office:value-type="float" office:value="-9.81" calcext:value-type="float">
            <text:p>-9.81</text:p>
          </table:table-cell>
          <table:table-cell table:style-name="ce27" table:formula="of:=AVERAGE([.K14:.K15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8" table:default-cell-style-name="ce2"/>
        <table:table-column table:style-name="co3" table:default-cell-style-name="ce4"/>
        <table:table-column table:style-name="co19" table:default-cell-style-name="ce4"/>
        <table:table-column table:style-name="co20" table:default-cell-style-name="ce17"/>
        <table:table-column table:style-name="co3" table:number-columns-repeated="3" table:default-cell-style-name="ce17"/>
        <table:table-column table:style-name="co21" table:default-cell-style-name="ce17"/>
        <table:table-column table:style-name="co22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2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Loadcell I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span text:style-name="T1">[19, 20</text:span>]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<text:span text:style-name="T1">[14, 13</text:span>]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[21, 22]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0:13:22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3-26T16:07:05.161000000</dc:date>
    <meta:editing-duration>PT6H27M47S</meta:editing-duration>
    <meta:editing-cycles>44</meta:editing-cycles>
    <meta:document-statistic meta:table-count="9" meta:cell-count="640" meta:object-count="0"/>
  </office:meta>
</office:document-meta>
</file>